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28.09mm">
            <draw:object draw:notify-on-update-of-ranges="Sheet1.B7:Sheet1.B18 Sheet1.A7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the nearly identical result of the perfrmance of dynamic and (static,1) may be cause in this program the dynamic schedule choses 1 chunck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ed-up</text:p>
          </table:table-cell>
          <table:table-cell office:value-type="string" calcext:value-type="string">
            <text:p>static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0.9904950495049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.96969696969697" calcext:value-type="float">
            <text:p>1,9696969696969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style-name="ce2" office:value-type="float" office:value="2.67647058823529" calcext:value-type="float">
            <text:p>2,6764705882352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float" office:value="3.65461847389558" calcext:value-type="float">
            <text:p>3,6546184738955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style-name="ce2" office:value-type="float" office:value="4.5049504950495" calcext:value-type="float">
            <text:p>4,504950495049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float" office:value="5.22988505747126" calcext:value-type="float">
            <text:p>5,2298850574712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6.02649006622517" calcext:value-type="float">
            <text:p>6,026490066225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elapsed</text:p>
          </table:table-cell>
          <table:table-cell office:value-type="string" calcext:value-type="string">
            <text:p>Static,1</text:p>
          </table:table-cell>
          <table:table-cell table:number-columns-repeated="12"/>
        </table:table-row>
        <table:table-row table:style-name="ro1">
          <table:table-cell table:style-name="ce2" office:value-type="float" office:value="6.8421052631579" calcext:value-type="float">
            <text:p>6,842105263157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.05" calcext:value-type="float">
            <text:p>3,05</text:p>
          </table:table-cell>
          <table:table-cell table:number-columns-repeated="12"/>
        </table:table-row>
        <table:table-row table:style-name="ro1">
          <table:table-cell table:style-name="ce2" office:value-type="float" office:value="6.94656488549618" calcext:value-type="float">
            <text:p>6,9465648854961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,54</text:p>
          </table:table-cell>
          <table:table-cell table:number-columns-repeated="12"/>
        </table:table-row>
        <table:table-row table:style-name="ro1">
          <table:table-cell table:style-name="ce2" office:value-type="float" office:value="7.8448275862069" calcext:value-type="float">
            <text:p>7,844827586206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.1333333" calcext:value-type="float">
            <text:p>1,1333333</text:p>
          </table:table-cell>
          <table:table-cell table:number-columns-repeated="12"/>
        </table:table-row>
        <table:table-row table:style-name="ro1">
          <table:table-cell table:style-name="ce2" office:value-type="float" office:value="7.91304347826087" calcext:value-type="float">
            <text:p>7,9130434782608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style-name="ce2" office:value-type="float" office:value="8.34862385321101" calcext:value-type="float">
            <text:p>8,3486238532110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6733333" calcext:value-type="float">
            <text:p>0,6733333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0,503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0,4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0,43666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,3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0,38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0,36333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Speed-up</text:p>
          </table:table-cell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speed up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speed up</text:p>
          </table:table-cell>
          <table:table-cell office:value-type="string" calcext:value-type="string">
            <text:p>guided</text:p>
          </table:table-cell>
          <table:table-cell/>
          <table:table-cell office:value-type="string" calcext:value-type="string">
            <text:p>elpased</text:p>
          </table:table-cell>
          <table:table-cell office:value-type="string" calcext:value-type="string">
            <text:p>guided</text:p>
          </table:table-cell>
          <table:table-cell/>
          <table:table-cell office:value-type="string" calcext:value-type="string">
            <text:p>Speed-up </text:p>
          </table:table-cell>
          <table:table-cell office:value-type="string" calcext:value-type="string">
            <text:p>runtime</text:p>
          </table:table-cell>
          <table:table-cell table:number-columns-repeated="2"/>
          <table:table-cell office:value-type="string" calcext:value-type="string">
            <text:p>elapsed</text:p>
          </table:table-cell>
          <table:table-cell office:value-type="string" calcext:value-type="string">
            <text:p>runtimec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99780941949616648411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,043333333333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9562363" calcext:value-type="float">
            <text:p>0,99562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4666666666667" calcext:value-type="float">
            <text:p>3,046666666666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,99780941949616648411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,043333333333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,9989047097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3.04333333333333" calcext:value-type="float">
            <text:p>3,0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.92194092827004" calcext:value-type="float">
            <text:p>1,921940928270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58" calcext:value-type="float">
            <text:p>1,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3003802281369" calcext:value-type="float">
            <text:p>1,73003802281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33333333333" calcext:value-type="float">
            <text:p>1,753333333333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319391634981" calcext:value-type="float">
            <text:p>1,73193916349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5333333333333" calcext:value-type="float">
            <text:p>1,753333333333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36936936936937" calcext:value-type="float">
            <text:p>1,36936936936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.22" calcext:value-type="float">
            <text:p>2,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.83800623052959" calcext:value-type="float">
            <text:p>2,838006230529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07" calcext:value-type="float">
            <text:p>1,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.1666666" calcext:value-type="float">
            <text:p>2,16666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.15876777251185" calcext:value-type="float">
            <text:p>2,1587677725118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.40666666666666666666 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19685039370079" calcext:value-type="float">
            <text:p>1,196850393700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.74897119341564" calcext:value-type="float">
            <text:p>3,7489711934156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.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.77439024390244" calcext:value-type="float">
            <text:p>2,774390243902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9333333333333" calcext:value-type="float">
            <text:p>1,0933333333333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..777439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09333333333333" calcext:value-type="float">
            <text:p>1,0933333333333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52508361204013" calcext:value-type="float">
            <text:p>1,52508361204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1.99333333333333" calcext:value-type="float">
            <text:p>1,993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4.50990099009901" calcext:value-type="float">
            <text:p>4,509900990099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67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3955223880597" calcext:value-type="float">
            <text:p>3,395522388059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89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39925373134328" calcext:value-type="float">
            <text:p>3,39925373134328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89333333333333333333 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.45454545454545" calcext:value-type="float">
            <text:p>1,454545454545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2.09" calcext:value-type="float">
            <text:p>2,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5.23563218390805" calcext:value-type="float">
            <text:p>5,235632183908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58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77593360995851" calcext:value-type="float">
            <text:p>3,7759336099585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80333333333333333333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76446280991736" calcext:value-type="float">
            <text:p>3,7644628099173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.80666666666666666666 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.69202226345084" calcext:value-type="float">
            <text:p>1,692022263450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.79666666666667" calcext:value-type="float">
            <text:p>1,796666666666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.07333333333333" calcext:value-type="float">
            <text:p>6,0733333333333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50000000000000000000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0990990990991" calcext:value-type="float">
            <text:p>4,099099099099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74000000000000000000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19815668202765" calcext:value-type="float">
            <text:p>4,1981566820276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.72333333333333333333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1.84615384615385" calcext:value-type="float">
            <text:p>1,8461538461538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1.64666666666667" calcext:value-type="float">
            <text:p>1,646666666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.69852941176471" calcext:value-type="float">
            <text:p>6,6985294117647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45333333333333333333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66666666666667" calcext:value-type="float">
            <text:p>4,666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65000000000000000000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79473684210526" calcext:value-type="float">
            <text:p>4,7947368421052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..63333333333333333333 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.06802721088435" calcext:value-type="float">
            <text:p>2,068027210884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1.47" calcext:value-type="float">
            <text:p>1,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.40650406504065" calcext:value-type="float">
            <text:p>7,4065040650406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41000000000000000000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.2" calcext:value-type="float">
            <text:p>5,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58333333333333333333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.17613636363636" calcext:value-type="float">
            <text:p>5,1761363636363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.58666666666666666666 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2.20289855072464" calcext:value-type="float">
            <text:p>2,202898550724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.38" calcext:value-type="float">
            <text:p>1,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7.4672131147541" calcext:value-type="float">
            <text:p>7,467213114754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40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44910179640719" calcext:value-type="float">
            <text:p>5,4491017964071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55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35882352941176" calcext:value-type="float">
            <text:p>5,3588235294117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56666666666666666666 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658914728682" calcext:value-type="float">
            <text:p>2,356589147286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.29" calcext:value-type="float">
            <text:p>1,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7.85344827586207" calcext:value-type="float">
            <text:p>7,8534482758620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38666666666666666666 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5.90909090909091" calcext:value-type="float">
            <text:p>5,9090909090909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51333333333333333333 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6.03311258278146" calcext:value-type="float">
            <text:p>6,0331125827814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.50333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64347826086956" calcext:value-type="float">
            <text:p>2,643478260869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1.15" calcext:value-type="float">
            <text:p>1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float" office:value="8.67619047619048" calcext:value-type="float">
            <text:p>8,6761904761904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.35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6.31944444444444" calcext:value-type="float">
            <text:p>6,3194444444444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<text:s/>  0.48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6.34" calcext:value-type="float">
            <text:p>6,3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.4800000000000000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66666666666667" calcext:value-type="float">
            <text:p>2,666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1.14" calcext:value-type="float">
            <text:p>1,14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40:38.62886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11:58.842194884</meta:creation-date>
    <dc:date>2018-10-23T16:51:55.154207085</dc:date>
    <meta:editing-duration>PT10M43S</meta:editing-duration>
    <meta:editing-cycles>4</meta:editing-cycles>
    <meta:generator>LibreOffice/6.0.6.2$Linux_X86_64 LibreOffice_project/0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554cm" svg:y="0.316cm" chart:style-name="ch2">
          <text:p>Speed-up plot</text:p>
        </chart:title>
        <chart:subtitle svg:x="7.176cm" svg:y="1.275cm" chart:style-name="ch3">
          <text:p>(static,1)</text:p>
        </chart:subtitle>
        <chart:plot-area chart:style-name="ch4" table:cell-range-address="Sheet1.A7:Sheet1.B18" svg:x="1.331cm" svg:y="2.138cm" svg:width="14.349cm" svg:height="5.701cm">
          <chartooo:coordinate-region svg:x="1.767cm" svg:y="2.337cm" svg:width="13.726cm" svg:height="4.855cm"/>
          <chart:axis chart:dimension="x" chart:name="primary-x" chart:style-name="ch5">
            <chart:title svg:x="7.905cm" svg:y="8.019cm" chart:style-name="ch6">
              <text:p>threads</text:p>
            </chart:title>
          </chart:axis>
          <chart:axis chart:dimension="y" chart:name="primary-y" chart:style-name="ch7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Sheet1.A7:Sheet1.A18" chart:class="chart:scatter">
            <chart:domain table:cell-range-address="Sheet1.B7:Sheet1.B18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:Sheet1.B18</svg:desc>
                </draw:g>
              </table:table-cell>
              <table:table-cell office:value-type="float" office:value="NaN">
                <text:p>NaN</text:p>
                <draw:g>
                  <svg:desc>Sheet1.A7:Sheet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969696969697">
                <text:p>1.9696969696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7647058823529">
                <text:p>2.6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5461847389558">
                <text:p>3.6546184738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049504950495">
                <text:p>4.504950495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2988505747126">
                <text:p>5.2298850574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2649006622517">
                <text:p>6.02649006622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94656488549618">
                <text:p>6.94656488549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8448275862069">
                <text:p>7.8448275862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91304347826087">
                <text:p>7.9130434782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34862385321101">
                <text:p>8.3486238532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